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text-indent="0cm" style:auto-text-indent="false" style:page-number="auto"/>
      <style:text-properties style:font-name="Arial"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e Netzwerksegmentierung trägt dazu bei, die Leistung von Netzwerken zu steigern und sie sicherer zu machen. Segmentierung bedeutet die Aufteilung eines Computernetzes in kleinere Teile.<text:line-break/><text:line-break/>Netze können auf verschiedene Weise segmentiert werden. Eine beliebte Option ist die Firewall-Segmentierung: Ein Unternehmen installiert eine Firewall an der gewünschten Netzwerkgrenze und baut das Netzwerk mit physischen Verbindungen oder virtuellen lokalen Netzwerken (VLANs) auf. Dadurch wird sichergestellt, dass der gesamte Verkehr, der die Grenze überschreitet, durch die Firewall geleitet wird.<text:line-break/><text:line-break/>Das Unternehmen kann Zugriffsregeln auf diese Grenze anwenden, indem es der Firewall eine umfassende Sichtbarkeit und Kontrolle über den grenzüberschreitenden Verkehr ermöglicht. Mithilfe festgelegter Regeln kann die Firewall verschiedene Arten von Datenverkehr akzeptieren oder ablehnen. Diese Regeln können den Zugriff auf ein Netzwerksegment auf bestimmte Benutzer oder Anwendungen beschränken, bestimmte Arten von Datenverkehr am Überschreiten der Grenze hindern und so weiter.<text:line-break/><text:line-break/>In der Regel werden verschiedene Geräte, Segmente, Benutzer und Gruppen innerhalb eines LANs organisiert, um ein sicheres Netzwerk zu schaffen, wenn eine netzwerkbasierte Firewall verwendet wird.</text:p>
      <text:p text:style-name="P3"/>
      <text:p text:style-name="P1"/>
      <text:p text:style-name="P1"/>
      <text:p text:style-name="P1">Security :<text:span text:style-name="T1"> Antivirus server, SIEM server</text:span></text:p>
      <text:p text:style-name="P2"/>
      <text:p text:style-name="P2"/>
      <text:p text:style-name="P2"><text:span text:style-name="T2">DMZ:<text:tab/></text:span><text:span text:style-name="T1">External web server, External DNS Server</text:span></text:p>
      <text:p text:style-name="P2"/>
      <text:p text:style-name="P2"/>
      <text:p text:style-name="P1">Server: </text:p>
      <text:p text:style-name="P3">- Remote print server, Mail server, Inernal DNS server, Active Directory server, Internal file server, Organizational chat app server</text:p>
      <text:p text:style-name="P2"/>
      <text:p text:style-name="P2"/>
      <text:p text:style-name="P1">Classfield:</text:p>
      <text:p text:style-name="P3">- Classfied internal file server, Employees private HR data server</text:p>
      <text:p text:style-name="P2"/>
      <text:p text:style-name="P2"/>
      <text:p text:style-name="P1">User: </text:p>
      <text:p text:style-name="P3">- Department manager workstation, New employee workstation, Office secretary workstation, University profesor workstation, Senior employee workstation, Office manager workstation</text:p>
      <text:p text:style-name="P3"/>
      <text:p text:style-name="P2"/>
      <text:p text:style-name="P2"><text:span text:style-name="T2">Administrators:</text:span></text:p>
      <text:p text:style-name="P3">- Network administrator workstation, IT employee works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38cm" fo:margin-bottom="1.997cm" fo:margin-left="1.376cm" fo:margin-right="1.15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40S</meta:editing-duration>
    <meta:editing-cycles>3</meta:editing-cycles>
    <meta:generator>OpenOffice/4.1.14$Win32 OpenOffice.org_project/4114m1$Build-9811</meta:generator>
    <dc:date>2023-11-26T18:42:42.59</dc:date>
    <meta:document-statistic meta:table-count="0" meta:image-count="0" meta:object-count="0" meta:page-count="1" meta:paragraph-count="11" meta:word-count="236" meta:character-count="1833"/>
    <dc:creator>kaos sevdalisi</dc:creator>
    <meta:user-defined meta:name="Info 1"/>
    <meta:user-defined meta:name="Info 2"/>
    <meta:user-defined meta:name="Info 3"/>
    <meta:user-defined meta:name="Info 4"/>
  </office:meta>
</office:document-meta>
</file>